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ans-serif" svg:font-family="sans-serif"/>
    <style:font-face style:name="FreeSans2" svg:font-family="FreeSans" style:font-family-generic="swiss"/>
    <style:font-face style:name="Source Code Pro Medium" svg:font-family="'Source Code Pro Medium'"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ing_20_3">
      <style:text-properties style:font-name="FreeSans" fo:font-size="12pt" officeooo:rsid="0018f981" officeooo:paragraph-rsid="0018f981" style:font-size-asian="10.5pt" style:font-size-complex="12pt"/>
    </style:style>
    <style:style style:name="P2" style:family="paragraph" style:parent-style-name="Text_20_body">
      <style:text-properties style:font-name="FreeSerif" officeooo:rsid="00196c13" officeooo:paragraph-rsid="00196c13"/>
    </style:style>
    <style:style style:name="P3" style:family="paragraph" style:parent-style-name="Text_20_body">
      <style:text-properties officeooo:paragraph-rsid="001a089b"/>
    </style:style>
    <style:style style:name="P4" style:family="paragraph" style:parent-style-name="Text_20_body">
      <style:text-properties officeooo:rsid="001a089b" officeooo:paragraph-rsid="001a089b"/>
    </style:style>
    <style:style style:name="P5" style:family="paragraph" style:parent-style-name="Text_20_body">
      <style:text-properties officeooo:paragraph-rsid="001bf5ad"/>
    </style:style>
    <style:style style:name="P6" style:family="paragraph" style:parent-style-name="Text_20_body">
      <style:paragraph-properties fo:break-before="page"/>
      <style:text-properties officeooo:rsid="001a089b" officeooo:paragraph-rsid="001a089b"/>
    </style:style>
    <style:style style:name="P7" style:family="paragraph">
      <loext:graphic-properties draw:fill="solid" draw:fill-color="#eeeeee"/>
      <style:text-properties style:font-name="Source Code Pro Medium" fo:font-size="10pt" style:font-size-asian="10pt" style:font-size-complex="10pt"/>
    </style:style>
    <style:style style:name="T1" style:family="text">
      <style:text-properties fo:font-size="12pt" style:font-size-asian="10.5pt" style:font-size-complex="12pt"/>
    </style:style>
    <style:style style:name="T2" style:family="text">
      <style:text-properties fo:font-size="12pt" officeooo:rsid="0018f981" style:font-size-asian="10.5pt" style:font-size-complex="12pt"/>
    </style:style>
    <style:style style:name="T3" style:family="text">
      <style:text-properties fo:font-size="12pt" officeooo:rsid="001a089b" style:font-size-asian="10.5pt" style:font-size-complex="12pt"/>
    </style:style>
    <style:style style:name="T4" style:family="text">
      <style:text-properties style:font-name="FreeSerif" fo:font-size="12pt" style:font-size-asian="10.5pt" style:font-size-complex="12pt"/>
    </style:style>
    <style:style style:name="T5" style:family="text">
      <style:text-properties style:font-name="FreeSerif" fo:font-size="12pt" officeooo:rsid="001a089b" style:font-size-asian="10.5pt" style:font-size-complex="12pt"/>
    </style:style>
    <style:style style:name="T6" style:family="text">
      <style:text-properties style:font-name="FreeSerif" fo:font-size="12pt" officeooo:rsid="001bf5ad" style:font-size-asian="10.5pt" style:font-size-complex="12pt"/>
    </style:style>
    <style:style style:name="T7" style:family="text">
      <style:text-properties officeooo:rsid="001bf5ad"/>
    </style:style>
    <style:style style:name="T8" style:family="text">
      <style:text-properties fo:font-variant="normal" fo:text-transform="none" fo:color="#222222" style:font-name="FreeSerif" fo:font-size="12pt" fo:letter-spacing="normal" fo:font-style="normal" fo:font-weight="normal" style:font-size-asian="10.5pt" style:font-size-complex="12pt"/>
    </style:style>
    <style:style style:name="T9" style:family="text">
      <style:text-properties fo:font-variant="normal" fo:text-transform="none" fo:color="#222222" style:font-name="FreeSerif" fo:font-size="12pt" fo:letter-spacing="normal" fo:font-style="normal" fo:font-weight="normal" officeooo:rsid="001bf5ad" style:font-size-asian="10.5pt" style:font-size-complex="12pt"/>
    </style:style>
    <style:style style:name="T10" style:family="text">
      <style:text-properties fo:color="#0000aa" style:font-name="Source Code Pro Medium" fo:font-size="10pt" style:font-size-asian="10pt" style:font-name-complex="FreeSerif" style:font-size-complex="10pt"/>
    </style:style>
    <style:style style:name="T11" style:family="text">
      <style:text-properties fo:color="#000000" style:font-name="Source Code Pro Medium" fo:font-size="10pt" style:font-size-asian="10pt" style:font-name-complex="FreeSerif" style:font-size-complex="10pt"/>
    </style:style>
    <style:style style:name="T12" style:family="text">
      <style:text-properties fo:color="#00aa00" style:font-name="Source Code Pro Medium" fo:font-size="10pt" style:font-size-asian="10pt" style:font-name-complex="FreeSerif" style:font-size-complex="10pt"/>
    </style:style>
    <style:style style:name="T13" style:family="text">
      <style:text-properties fo:color="#00aaaa" style:font-name="Source Code Pro Medium" fo:font-size="10pt" style:font-size-asian="10pt" style:font-name-complex="FreeSerif" style:font-size-complex="10pt"/>
    </style:style>
    <style:style style:name="T14" style:family="text">
      <style:text-properties fo:color="#aaaaaa" style:font-name="Source Code Pro Medium" fo:font-size="10pt" style:font-size-asian="10pt" style:font-name-complex="FreeSerif" style:font-size-complex="10pt"/>
    </style:style>
    <style:style style:name="T15" style:family="text">
      <style:text-properties fo:color="#1e90ff" style:font-name="Source Code Pro Medium" fo:font-size="10pt" style:font-size-asian="10pt" style:font-name-complex="FreeSerif" style:font-size-complex="10pt"/>
    </style:style>
    <style:style style:name="T16" style:family="text">
      <style:text-properties fo:color="#009999" style:font-name="Source Code Pro Medium" fo:font-size="10pt" style:font-size-asian="10pt" style:font-name-complex="FreeSerif" style:font-size-complex="10pt"/>
    </style:style>
    <style:style style:name="T17" style:family="text">
      <style:text-properties fo:color="#aa5500" style:font-name="Source Code Pro Medium" fo:font-size="10pt" style:font-size-asian="10pt" style:font-name-complex="FreeSerif" style:font-size-complex="10pt"/>
    </style:style>
    <style:style style:name="T18" style:family="text">
      <style:text-properties fo:color="#888888" style:font-name="Source Code Pro Medium" fo:font-size="10pt" style:font-size-asian="10pt" style:font-name-complex="FreeSerif" style:font-size-complex="10pt"/>
    </style:style>
    <style:style style:name="gr1" style:family="graphic">
      <style:graphic-properties draw:stroke="solid" svg:stroke-color="#000000" draw:fill="solid" draw:fill-color="#eeeeee" fo:min-height="7.558cm" fo:padding-top="0.305cm" fo:padding-bottom="0.305cm" fo:padding-left="0.305cm" fo:padding-right="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trategy pattern</text:h>
      <text:p text:style-name="P2"><text:span text:style-name="T2">T</text:span><text:span text:style-name="T1">he main focus of the Strategy patter is to allow a program to have a defined family of algorithms from which the </text:span><text:span text:style-name="T3">program chooses the correct one during runtime. This allows for the writing of more generalized code with a flexible use scenario without having to include every imaginable algorithm that could be needed.</text:span></text:p>
      <text:p text:style-name="P3"><text:span text:style-name="T5">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span></text:p>
      <text:p text:style-name="P4"><text:span text:style-name="T4">Instead of including all these methods with the ship object we can create them as subclasses and only call the one needed.</text:span></text:p>
      <text:p text:style-name="P5"><text:span text:style-name="T6">This way of thinking leads to the result following the open/closed principle that states that classes should be possible to open to </text:span><text:span text:style-name="T9">extension but closed for modification.</text:span></text:p>
      <text:p text:style-name="P5"><text:span text:style-name="T9">Following is some code that illustrates the Strategy pattern: [1]</text:span></text:p>
      <text:p text:style-name="P4"><draw:frame text:anchor-type="paragraph" draw:z-index="0" draw:name="Shape2" draw:style-name="gr1" draw:text-style-name="P7" svg:width="16.442cm" svg:height="8.169cm" svg:x="0.055cm" svg:y="0.284cm"><draw:text-box><text:p><text:span text:style-name="T10">import</text:span><text:span text:style-name="T11"> </text:span><text:span text:style-name="T13">java.util.ArrayList</text:span><text:span text:style-name="T11">;</text:span></text:p><text:p><text:span text:style-name="T11"/></text:p><text:p><text:span text:style-name="T18">@FunctionalInterface</text:span></text:p><text:p><text:span text:style-name="T10">interface</text:span><text:span text:style-name="T11"> </text:span><text:span text:style-name="T12">BillingStrategy</text:span><text:span text:style-name="T11"> {</text:span></text:p><text:p><text:span text:style-name="T11"><text:s text:c="4"/></text:span><text:span text:style-name="T14">// Use a price in cents to avoid floating point round-off error</text:span></text:p><text:p><text:span text:style-name="T11"><text:s text:c="4"/></text:span><text:span text:style-name="T13">int</text:span><text:span text:style-name="T11"> </text:span><text:span text:style-name="T12">getActPrice</text:span><text:span text:style-name="T11">(</text:span><text:span text:style-name="T13">int</text:span><text:span text:style-name="T11"> rawPrice);</text:span></text:p><text:p><text:span text:style-name="T11"><text:s text:c="2"/></text:span></text:p><text:p><text:span text:style-name="T11"><text:s text:c="4"/></text:span><text:span text:style-name="T14">// Normal billing strategy (unchanged price)</text:span></text:p><text:p><text:span text:style-name="T11"><text:s text:c="4"/></text:span><text:span text:style-name="T10">static</text:span><text:span text:style-name="T11"> BillingStrategy </text:span><text:span text:style-name="T12">normalStrategy</text:span><text:span text:style-name="T11">() {</text:span></text:p><text:p><text:span text:style-name="T11"><text:s text:c="8"/></text:span><text:span text:style-name="T10">return</text:span><text:span text:style-name="T11"> rawPrice -&gt; rawPrice;</text:span></text:p><text:p><text:span text:style-name="T11"><text:s text:c="4"/></text:span><text:span text:style-name="T11">}</text:span></text:p><text:p><text:span text:style-name="T11"><text:s text:c="2"/></text:span></text:p><text:p><text:span text:style-name="T11"><text:s text:c="4"/></text:span><text:span text:style-name="T14">// Strategy for Happy hour (50% discount)</text:span></text:p><text:p><text:span text:style-name="T11"><text:s text:c="4"/></text:span><text:span text:style-name="T10">static</text:span><text:span text:style-name="T11"> BillingStrategy </text:span><text:span text:style-name="T12">happyHourStrategy</text:span><text:span text:style-name="T11">() {</text:span></text:p><text:p><text:span text:style-name="T11"><text:s text:c="8"/></text:span><text:span text:style-name="T10">return</text:span><text:span text:style-name="T11"> rawPrice -&gt; rawPrice / </text:span><text:span text:style-name="T16">2</text:span><text:span text:style-name="T11">;</text:span></text:p><text:p><text:span text:style-name="T11"><text:s text:c="4"/></text:span><text:span text:style-name="T11">}</text:span></text:p><text:p><text:span text:style-name="T11">}</text:span></text:p></draw:text-box></draw:frame><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6"><draw:frame text:anchor-type="paragraph" draw:z-index="1" draw:name="Shape2_0" draw:style-name="gr1" draw:text-style-name="P7" svg:width="16.442cm" svg:height="11.281cm" svg:x="0.055cm" svg:y="0.284cm"><draw:text-box><text:p><text:span text:style-name="T10">class</text:span><text:span text:style-name="T11"> </text:span><text:span text:style-name="T12">Customer</text:span><text:span text:style-name="T11"> {</text:span></text:p><text:p><text:span text:style-name="T11"><text:s text:c="4"/></text:span><text:span text:style-name="T10">private</text:span><text:span text:style-name="T11"> </text:span><text:span text:style-name="T10">final</text:span><text:span text:style-name="T11"> List&lt;Integer&gt; drinks = </text:span><text:span text:style-name="T10">new</text:span><text:span text:style-name="T11"> ArrayList&lt;&gt;();</text:span></text:p><text:p><text:span text:style-name="T11"><text:s text:c="4"/></text:span><text:span text:style-name="T10">private</text:span><text:span text:style-name="T11"> BillingStrategy strategy;</text:span></text:p><text:p><text:span text:style-name="T11"/></text:p><text:p><text:span text:style-name="T11"><text:s text:c="4"/></text:span><text:span text:style-name="T10">public</text:span><text:span text:style-name="T11"> </text:span><text:span text:style-name="T12">Customer</text:span><text:span text:style-name="T11">(BillingStrategy strategy) {</text:span></text:p><text:p><text:span text:style-name="T11"><text:s text:c="8"/></text:span><text:span text:style-name="T10">this</text:span><text:span text:style-name="T11">.</text:span><text:span text:style-name="T15">strategy</text:span><text:span text:style-name="T11"> = strategy;</text:span></text:p><text:p><text:span text:style-name="T11"><text:s text:c="4"/></text:span><text:span text:style-name="T11">}</text:span></text:p><text:p><text:span text:style-name="T11"/></text:p><text:p><text:span text:style-name="T11"><text:s text:c="4"/></text:span><text:span text:style-name="T10">public</text:span><text:span text:style-name="T11"> </text:span><text:span text:style-name="T13">void</text:span><text:span text:style-name="T11"> </text:span><text:span text:style-name="T12">add</text:span><text:span text:style-name="T11">(</text:span><text:span text:style-name="T13">int</text:span><text:span text:style-name="T11"> price, </text:span><text:span text:style-name="T13">int</text:span><text:span text:style-name="T11"> quantity) {</text:span></text:p><text:p><text:span text:style-name="T11"><text:s text:c="8"/></text:span><text:span text:style-name="T10">this</text:span><text:span text:style-name="T11">.</text:span><text:span text:style-name="T15">drinks</text:span><text:span text:style-name="T11">.</text:span><text:span text:style-name="T15">add</text:span><text:span text:style-name="T11">(</text:span><text:span text:style-name="T10">this</text:span><text:span text:style-name="T11">.</text:span><text:span text:style-name="T15">strategy</text:span><text:span text:style-name="T11">.</text:span><text:span text:style-name="T15">getActPrice</text:span><text:span text:style-name="T11">(price*quantity));</text:span></text:p><text:p><text:span text:style-name="T11"><text:s text:c="4"/></text:span><text:span text:style-name="T11">}</text:span></text:p><text:p><text:span text:style-name="T11"/></text:p><text:p><text:span text:style-name="T11"><text:s text:c="4"/></text:span><text:span text:style-name="T14">// Payment of bill</text:span></text:p><text:p><text:span text:style-name="T11"><text:s text:c="4"/></text:span><text:span text:style-name="T10">public</text:span><text:span text:style-name="T11"> </text:span><text:span text:style-name="T13">void</text:span><text:span text:style-name="T11"> </text:span><text:span text:style-name="T12">printBill</text:span><text:span text:style-name="T11">() {</text:span></text:p><text:p><text:span text:style-name="T11"><text:s text:c="8"/></text:span><text:span text:style-name="T13">int</text:span><text:span text:style-name="T11"> sum = </text:span><text:span text:style-name="T10">this</text:span><text:span text:style-name="T11">.</text:span><text:span text:style-name="T15">drinks</text:span><text:span text:style-name="T11">.</text:span><text:span text:style-name="T15">stream</text:span><text:span text:style-name="T11">().</text:span><text:span text:style-name="T15">mapToInt</text:span><text:span text:style-name="T11">(v -&gt; v).</text:span><text:span text:style-name="T15">sum</text:span><text:span text:style-name="T11">();</text:span></text:p><text:p><text:span text:style-name="T11"><text:s text:c="8"/></text:span><text:span text:style-name="T11">System.</text:span><text:span text:style-name="T15">out</text:span><text:span text:style-name="T11">.</text:span><text:span text:style-name="T15">println</text:span><text:span text:style-name="T11">(</text:span><text:span text:style-name="T17">"Total due: "</text:span><text:span text:style-name="T11"> + sum / </text:span><text:span text:style-name="T16">100.0</text:span><text:span text:style-name="T11">);</text:span></text:p><text:p><text:span text:style-name="T11"><text:s text:c="8"/></text:span><text:span text:style-name="T10">this</text:span><text:span text:style-name="T11">.</text:span><text:span text:style-name="T15">drinks</text:span><text:span text:style-name="T11">.</text:span><text:span text:style-name="T15">clear</text:span><text:span text:style-name="T11">();</text:span></text:p><text:p><text:span text:style-name="T11"><text:s text:c="4"/></text:span><text:span text:style-name="T11">}</text:span></text:p><text:p><text:span text:style-name="T11"/></text:p><text:p><text:span text:style-name="T11"><text:s text:c="4"/></text:span><text:span text:style-name="T14">// Set Strategy</text:span></text:p><text:p><text:span text:style-name="T11"><text:s text:c="4"/></text:span><text:span text:style-name="T10">public</text:span><text:span text:style-name="T11"> </text:span><text:span text:style-name="T13">void</text:span><text:span text:style-name="T11"> </text:span><text:span text:style-name="T12">setStrategy</text:span><text:span text:style-name="T11">(BillingStrategy strategy) {</text:span></text:p><text:p><text:span text:style-name="T11"><text:s text:c="8"/></text:span><text:span text:style-name="T10">this</text:span><text:span text:style-name="T11">.</text:span><text:span text:style-name="T15">strategy</text:span><text:span text:style-name="T11"> = strategy;</text:span></text:p><text:p><text:span text:style-name="T11"><text:s text:c="4"/></text:span><text:span text:style-name="T11">}</text:span></text:p><text:p><text:span text:style-name="T11">}</text:span></text:p></draw:text-box></draw:frame><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draw:frame text:anchor-type="paragraph" draw:z-index="2" draw:name="Shape2_1" draw:style-name="gr1" draw:text-style-name="P7" svg:width="16.442cm" svg:height="13.948cm" svg:x="0.055cm" svg:y="0.284cm"><draw:text-box><text:p><text:span text:style-name="T10">public</text:span><text:span text:style-name="T11"> </text:span><text:span text:style-name="T10">class</text:span><text:span text:style-name="T11"> </text:span><text:span text:style-name="T12">StrategyPattern</text:span><text:span text:style-name="T11"> {</text:span></text:p><text:p><text:span text:style-name="T11"><text:s text:c="4"/></text:span><text:span text:style-name="T10">public</text:span><text:span text:style-name="T11"> </text:span><text:span text:style-name="T10">static</text:span><text:span text:style-name="T11"> </text:span><text:span text:style-name="T13">void</text:span><text:span text:style-name="T11"> </text:span><text:span text:style-name="T12">main</text:span><text:span text:style-name="T11">(String[] arguments) {</text:span></text:p><text:p><text:span text:style-name="T11"><text:s text:c="8"/></text:span><text:span text:style-name="T14">// Prepare strategies</text:span></text:p><text:p><text:span text:style-name="T11"><text:s text:c="8"/></text:span><text:span text:style-name="T11">BillingStrategy normalStrategy <text:s text:c="3"/>= BillingStrategy.</text:span><text:span text:style-name="T15">normalStrategy</text:span><text:span text:style-name="T11">();</text:span></text:p><text:p><text:span text:style-name="T11"><text:s text:c="8"/></text:span><text:span text:style-name="T11">BillingStrategy happyHourStrategy = BillingStrategy.</text:span><text:span text:style-name="T15">happyHourStrategy</text:span><text:span text:style-name="T11">();</text:span></text:p><text:p><text:span text:style-name="T11"/></text:p><text:p><text:span text:style-name="T11"><text:s text:c="8"/></text:span><text:span text:style-name="T11">Customer firstCustomer = </text:span><text:span text:style-name="T10">new</text:span><text:span text:style-name="T11"> Customer(normalStrategy);</text:span></text:p><text:p><text:span text:style-name="T11"/></text:p><text:p><text:span text:style-name="T11"><text:s text:c="8"/></text:span><text:span text:style-name="T14">// Normal billing</text:span></text:p><text:p><text:span text:style-name="T11"><text:s text:c="8"/></text:span><text:span text:style-name="T11">firstCustomer.</text:span><text:span text:style-name="T15">add</text:span><text:span text:style-name="T11">(</text:span><text:span text:style-name="T16">100</text:span><text:span text:style-name="T11">, </text:span><text:span text:style-name="T16">1</text:span><text:span text:style-name="T11">);</text:span></text:p><text:p><text:span text:style-name="T11"/></text:p><text:p><text:span text:style-name="T11"><text:s text:c="8"/></text:span><text:span text:style-name="T14">// Start Happy Hour</text:span></text:p><text:p><text:span text:style-name="T11"><text:s text:c="8"/></text:span><text:span text:style-name="T11">firstCustomer.</text:span><text:span text:style-name="T15">setStrategy</text:span><text:span text:style-name="T11">(happyHourStrategy);</text:span></text:p><text:p><text:span text:style-name="T11"><text:s text:c="8"/></text:span><text:span text:style-name="T11">firstCustomer.</text:span><text:span text:style-name="T15">add</text:span><text:span text:style-name="T11">(</text:span><text:span text:style-name="T16">100</text:span><text:span text:style-name="T11">, </text:span><text:span text:style-name="T16">2</text:span><text:span text:style-name="T11">);</text:span></text:p><text:p><text:span text:style-name="T11"/></text:p><text:p><text:span text:style-name="T11"><text:s text:c="8"/></text:span><text:span text:style-name="T14">// New Customer</text:span></text:p><text:p><text:span text:style-name="T11"><text:s text:c="8"/></text:span><text:span text:style-name="T11">Customer secondCustomer = </text:span><text:span text:style-name="T10">new</text:span><text:span text:style-name="T11"> Customer(happyHourStrategy);</text:span></text:p><text:p><text:span text:style-name="T11"><text:s text:c="8"/></text:span><text:span text:style-name="T11">secondCustomer.</text:span><text:span text:style-name="T15">add</text:span><text:span text:style-name="T11">(</text:span><text:span text:style-name="T16">80</text:span><text:span text:style-name="T11">, </text:span><text:span text:style-name="T16">1</text:span><text:span text:style-name="T11">);</text:span></text:p><text:p><text:span text:style-name="T11"><text:s text:c="8"/></text:span><text:span text:style-name="T14">// The Customer pays</text:span></text:p><text:p><text:span text:style-name="T11"><text:s text:c="8"/></text:span><text:span text:style-name="T11">firstCustomer.</text:span><text:span text:style-name="T15">printBill</text:span><text:span text:style-name="T11">();</text:span></text:p><text:p><text:span text:style-name="T11"/></text:p><text:p><text:span text:style-name="T11"><text:s text:c="8"/></text:span><text:span text:style-name="T14">// End Happy Hour</text:span></text:p><text:p><text:span text:style-name="T11"><text:s text:c="8"/></text:span><text:span text:style-name="T11">secondCustomer.</text:span><text:span text:style-name="T15">setStrategy</text:span><text:span text:style-name="T11">(normalStrategy);</text:span></text:p><text:p><text:span text:style-name="T11"><text:s text:c="8"/></text:span><text:span text:style-name="T11">secondCustomer.</text:span><text:span text:style-name="T15">add</text:span><text:span text:style-name="T11">(</text:span><text:span text:style-name="T16">130</text:span><text:span text:style-name="T11">, </text:span><text:span text:style-name="T16">2</text:span><text:span text:style-name="T11">);</text:span></text:p><text:p><text:span text:style-name="T11"><text:s text:c="8"/></text:span><text:span text:style-name="T11">secondCustomer.</text:span><text:span text:style-name="T15">add</text:span><text:span text:style-name="T11">(</text:span><text:span text:style-name="T16">250</text:span><text:span text:style-name="T11">, </text:span><text:span text:style-name="T16">1</text:span><text:span text:style-name="T11">);</text:span></text:p><text:p><text:span text:style-name="T11"><text:s text:c="8"/></text:span><text:span text:style-name="T11">secondCustomer.</text:span><text:span text:style-name="T15">printBill</text:span><text:span text:style-name="T11">();</text:span></text:p><text:p><text:span text:style-name="T11"><text:s text:c="4"/></text:span><text:span text:style-name="T11">}</text:span></text:p><text:p><text:span text:style-name="T11">}</text:span></text:p></draw:text-box></draw:frame><text:span text:style-name="T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ans-serif" svg:font-family="sans-serif"/>
    <style:font-face style:name="FreeSans2" svg:font-family="FreeSans" style:font-family-generic="swiss"/>
    <style:font-face style:name="Source Code Pro Medium" svg:font-family="'Source Code Pro Medium'"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3T09:17:07.635652780</meta:creation-date>
    <dc:date>2020-02-13T10:08:36.659797398</dc:date>
    <meta:editing-duration>PT10M17S</meta:editing-duration>
    <meta:editing-cycles>3</meta:editing-cycles>
    <meta:generator>LibreOffice/6.4.0.3$Linux_X86_64 LibreOffice_project/40$Build-3</meta:generator>
    <meta:document-statistic meta:table-count="0" meta:image-count="0" meta:object-count="0" meta:page-count="2" meta:paragraph-count="6" meta:word-count="180" meta:character-count="1046" meta:non-whitespace-character-count="872"/>
  </office:meta>
</office:document-meta>
</file>